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Liberation Serif" fo:font-size="10pt" fo:letter-spacing="normal" fo:language="en" fo:country="US" fo:font-style="italic" fo:font-weight="normal" officeooo:rsid="001ea2cf" officeooo:paragraph-rsid="00784ee6" style:font-size-asian="10pt" style:font-weight-asian="normal" style:font-size-complex="10pt" style:font-weight-complex="normal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f349a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7fa8e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de1be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8d4bc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ec7c9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a1e59" officeooo:paragraph-rsid="010a1e5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c65fb" officeooo:paragraph-rsid="010c65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1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c80e2f"/>
    </style:style>
    <style:style style:name="P1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d0a111"/>
    </style:style>
    <style:style style:name="P2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24pt" fo:letter-spacing="normal" fo:language="ru" fo:country="RU" fo:font-style="normal" style:text-underline-style="none" fo:font-weight="bold" officeooo:rsid="001a522f" officeooo:paragraph-rsid="01088a02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2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1088a02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1088a02" officeooo:paragraph-rsid="01088a02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121d991" officeooo:paragraph-rsid="0121d991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8ecdb" officeooo:paragraph-rsid="0068ecdb" style:font-size-asian="15pt" style:font-weight-asian="normal" style:font-size-complex="15pt" style:font-weight-complex="normal"/>
    </style:style>
    <style:style style:name="P5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58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59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60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61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62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2da92" officeooo:paragraph-rsid="0092da92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officeooo:paragraph-rsid="011d3b40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6fce6" officeooo:paragraph-rsid="0116fce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List_20_Contents" style:list-style-name="L4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fo:font-weight="bold" officeooo:rsid="00e31f59" officeooo:paragraph-rsid="00e31f59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fa84a3" officeooo:paragraph-rsid="00fa84a3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fc76ab" officeooo:paragraph-rsid="00fc76ab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69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70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71" style:family="paragraph" style:parent-style-name="List_20_Contents" style:list-style-name="L3">
      <style:paragraph-properties fo:margin-top="0in" fo:margin-bottom="0in" loext:contextual-spacing="false" fo:text-align="start" style:justify-single-word="false" fo:orphans="2" fo:widows="2" style:shadow="none"/>
      <style:text-properties officeooo:paragraph-rsid="00a95811"/>
    </style:style>
    <style:style style:name="P72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officeooo:paragraph-rsid="011698b7"/>
    </style:style>
    <style:style style:name="P73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paragraph-rsid="011d3b40"/>
    </style:style>
    <style:style style:name="P74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d54b17" officeooo:paragraph-rsid="00d54b17"/>
    </style:style>
    <style:style style:name="P75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ccb3c7" officeooo:paragraph-rsid="00ccb3c7"/>
    </style:style>
    <style:style style:name="P76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paragraph-rsid="010c65fb"/>
    </style:style>
    <style:style style:name="P77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1375b" officeooo:paragraph-rsid="0111375b"/>
    </style:style>
    <style:style style:name="P78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698b7" officeooo:paragraph-rsid="011698b7"/>
    </style:style>
    <style:style style:name="P79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officeooo:rsid="01201652" officeooo:paragraph-rsid="01201652"/>
    </style:style>
    <style:style style:name="P80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rsid="0111375b" officeooo:paragraph-rsid="0114d56b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4141" style:font-weight-asian="bold" style:font-weight-complex="bold"/>
    </style:style>
    <style:style style:name="T23" style:family="text">
      <style:text-properties fo:font-weight="bold" officeooo:rsid="002b5876" style:font-weight-asian="bold" style:font-weight-complex="bold"/>
    </style:style>
    <style:style style:name="T24" style:family="text">
      <style:text-properties fo:font-weight="bold" officeooo:rsid="00322d95" style:font-weight-asian="bold" style:font-weight-complex="bold"/>
    </style:style>
    <style:style style:name="T25" style:family="text">
      <style:text-properties officeooo:rsid="002a9e20"/>
    </style:style>
    <style:style style:name="T26" style:family="text">
      <style:text-properties officeooo:rsid="002b5876"/>
    </style:style>
    <style:style style:name="T27" style:family="text">
      <style:text-properties officeooo:rsid="002cb0de"/>
    </style:style>
    <style:style style:name="T28" style:family="text">
      <style:text-properties officeooo:rsid="00322d95"/>
    </style:style>
    <style:style style:name="T29" style:family="text">
      <style:text-properties officeooo:rsid="00322d95" fo:background-color="#00a65d" loext:char-shading-value="0"/>
    </style:style>
    <style:style style:name="T30" style:family="text">
      <style:text-properties fo:color="#ef413d" officeooo:rsid="00355f52"/>
    </style:style>
    <style:style style:name="T31" style:family="text">
      <style:text-properties fo:color="#ef413d" fo:font-weight="bold" officeooo:rsid="00355f52" style:font-weight-asian="bold" style:font-weight-complex="bold"/>
    </style:style>
    <style:style style:name="T32" style:family="text">
      <style:text-properties fo:color="#ef413d" fo:font-weight="bold" officeooo:rsid="00374e5f" style:font-weight-asian="bold" style:font-weight-complex="bold"/>
    </style:style>
    <style:style style:name="T33" style:family="text">
      <style:text-properties fo:color="#ef413d" fo:font-weight="bold" officeooo:rsid="00322d95" style:font-weight-asian="bold" style:font-weight-complex="bold"/>
    </style:style>
    <style:style style:name="T34" style:family="text">
      <style:text-properties fo:color="#ef413d" fo:font-weight="bold" officeooo:rsid="003bb53a" style:font-weight-asian="bold" style:font-weight-complex="bold"/>
    </style:style>
    <style:style style:name="T35" style:family="text">
      <style:text-properties fo:color="#ef413d" fo:font-weight="bold" officeooo:rsid="003cf3f5" style:font-weight-asian="bold" style:font-weight-complex="bold"/>
    </style:style>
    <style:style style:name="T36" style:family="text">
      <style:text-properties fo:color="#ef413d" officeooo:rsid="00374e5f"/>
    </style:style>
    <style:style style:name="T37" style:family="text">
      <style:text-properties fo:color="#ef413d" officeooo:rsid="00322d95"/>
    </style:style>
    <style:style style:name="T38" style:family="text">
      <style:text-properties fo:color="#ef413d" officeooo:rsid="003bb53a"/>
    </style:style>
    <style:style style:name="T39" style:family="text">
      <style:text-properties style:text-underline-style="solid" style:text-underline-width="auto" style:text-underline-color="font-color" officeooo:rsid="00294141"/>
    </style:style>
    <style:style style:name="T40" style:family="text">
      <style:text-properties officeooo:rsid="00374e5f"/>
    </style:style>
    <style:style style:name="T41" style:family="text">
      <style:text-properties style:use-window-font-color="true" officeooo:rsid="00322d95"/>
    </style:style>
    <style:style style:name="T42" style:family="text">
      <style:text-properties officeooo:rsid="003bb53a"/>
    </style:style>
    <style:style style:name="T43" style:family="text">
      <style:text-properties officeooo:rsid="003c8e1f"/>
    </style:style>
    <style:style style:name="T44" style:family="text">
      <style:text-properties officeooo:rsid="003cf3f5"/>
    </style:style>
    <style:style style:name="T45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/>
    </style:style>
    <style:style style:name="T48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9" style:family="text">
      <style:text-properties fo:font-variant="normal" fo:text-transform="none" fo:color="#21409a" fo:letter-spacing="normal" fo:font-style="italic" fo:font-weight="bold"/>
    </style:style>
    <style:style style:name="T50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1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/>
    </style:style>
    <style:style style:name="T53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4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5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a70c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114d56b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9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93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c80e2f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4d56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1a70cf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0c65f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2e77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4b044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0pt" fo:letter-spacing="normal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ccd78c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12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24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126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129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normal" officeooo:rsid="00589a31" style:font-weight-asian="normal" style:font-weight-complex="normal"/>
    </style:style>
    <style:style style:name="T133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134" style:family="text">
      <style:text-properties fo:language="en" fo:country="US" officeooo:rsid="0089e81f"/>
    </style:style>
    <style:style style:name="T135" style:family="text">
      <style:text-properties fo:language="en" fo:country="US" officeooo:rsid="00aa2a88"/>
    </style:style>
    <style:style style:name="T136" style:family="text">
      <style:text-properties fo:language="en" fo:country="US" officeooo:rsid="008d1b2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53cf77" style:font-weight-asian="normal" style:font-weight-complex="normal"/>
    </style:style>
    <style:style style:name="T139" style:family="text">
      <style:text-properties fo:font-weight="normal" officeooo:rsid="0057b7be" style:font-weight-asian="normal" style:font-weight-complex="normal"/>
    </style:style>
    <style:style style:name="T140" style:family="text">
      <style:text-properties fo:font-weight="normal" officeooo:rsid="00589a31" style:font-weight-asian="normal" style:font-weight-complex="normal"/>
    </style:style>
    <style:style style:name="T141" style:family="text">
      <style:text-properties fo:font-weight="normal" officeooo:rsid="005afe16" style:font-weight-asian="normal" style:font-weight-complex="normal"/>
    </style:style>
    <style:style style:name="T142" style:family="text">
      <style:text-properties fo:font-weight="normal" officeooo:rsid="006074b1" style:font-weight-asian="normal" style:font-weight-complex="normal"/>
    </style:style>
    <style:style style:name="T143" style:family="text">
      <style:text-properties fo:font-weight="normal" officeooo:rsid="006406c6" style:font-weight-asian="normal" style:font-weight-complex="normal"/>
    </style:style>
    <style:style style:name="T144" style:family="text">
      <style:text-properties fo:font-weight="normal" fo:background-color="transparent" loext:char-shading-value="0" style:font-weight-asian="normal" style:font-weight-complex="normal"/>
    </style:style>
    <style:style style:name="T145" style:family="text">
      <style:text-properties fo:color="#ffffff" fo:background-color="#00a65d" loext:char-shading-value="0"/>
    </style:style>
    <style:style style:name="T146" style:family="text">
      <style:text-properties fo:color="#ffffff" fo:background-color="#ef413d" loext:char-shading-value="0"/>
    </style:style>
    <style:style style:name="T147" style:family="text">
      <style:text-properties fo:color="#ffffff" fo:background-color="#333333" loext:char-shading-value="0"/>
    </style:style>
    <style:style style:name="T148" style:family="text">
      <style:text-properties fo:background-color="#fff200" loext:char-shading-value="0"/>
    </style:style>
    <style:style style:name="T149" style:family="text">
      <style:text-properties officeooo:rsid="0053cf77" fo:background-color="#fff200" loext:char-shading-value="0"/>
    </style:style>
    <style:style style:name="T150" style:family="text">
      <style:text-properties fo:color="#0066b3"/>
    </style:style>
    <style:style style:name="T151" style:family="text">
      <style:text-properties fo:color="#0066b3" officeooo:rsid="006074b1"/>
    </style:style>
    <style:style style:name="T152" style:family="text">
      <style:text-properties fo:color="#0066b3" fo:language="ru" fo:country="RU"/>
    </style:style>
    <style:style style:name="T153" style:family="text">
      <style:text-properties fo:color="#0066b3" fo:language="ru" fo:country="RU" officeooo:rsid="006406c6"/>
    </style:style>
    <style:style style:name="T154" style:family="text">
      <style:text-properties fo:color="#0066b3" fo:font-weight="bold" style:font-weight-asian="bold" style:font-weight-complex="bold"/>
    </style:style>
    <style:style style:name="T155" style:family="text">
      <style:text-properties fo:color="#ed1c24" fo:font-weight="normal" officeooo:rsid="0057b7be" style:font-weight-asian="normal" style:font-weight-complex="normal"/>
    </style:style>
    <style:style style:name="T156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57" style:family="text">
      <style:text-properties officeooo:rsid="006074b1"/>
    </style:style>
    <style:style style:name="T158" style:family="text">
      <style:text-properties fo:background-color="transparent" loext:char-shading-value="0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fo:font-weight="normal" style:font-weight-asian="normal" style:font-weight-complex="normal"/>
    </style:style>
    <style:style style:name="T161" style:family="text">
      <style:text-properties fo:language="ru" fo:country="RU" fo:font-weight="normal" officeooo:rsid="00621a5e" style:font-weight-asian="normal" style:font-weight-complex="normal"/>
    </style:style>
    <style:style style:name="T162" style:family="text">
      <style:text-properties fo:language="ru" fo:country="RU" fo:font-weight="normal" officeooo:rsid="006406c6" style:font-weight-asian="normal" style:font-weight-complex="normal"/>
    </style:style>
    <style:style style:name="T163" style:family="text">
      <style:text-properties fo:language="ru" fo:country="RU" fo:font-weight="normal" officeooo:rsid="0068ecdb" style:font-weight-asian="normal" style:font-weight-complex="normal"/>
    </style:style>
    <style:style style:name="T164" style:family="text">
      <style:text-properties fo:language="ru" fo:country="RU" officeooo:rsid="0068ecdb"/>
    </style:style>
    <style:style style:name="T165" style:family="text">
      <style:text-properties officeooo:rsid="0038bb10"/>
    </style:style>
    <style:style style:name="T166" style:family="text">
      <style:text-properties officeooo:rsid="0089e81f"/>
    </style:style>
    <style:style style:name="T167" style:family="text">
      <style:text-properties fo:background-color="#87d1d1" loext:char-shading-value="0"/>
    </style:style>
    <style:style style:name="T168" style:family="text">
      <style:text-properties officeooo:rsid="008d1b21" fo:background-color="#87d1d1" loext:char-shading-value="0"/>
    </style:style>
    <style:style style:name="T169" style:family="text">
      <style:text-properties officeooo:rsid="008d4bc5" fo:background-color="#87d1d1" loext:char-shading-value="0"/>
    </style:style>
    <style:style style:name="T170" style:family="text">
      <style:text-properties officeooo:rsid="0090bd3d" fo:background-color="#87d1d1" loext:char-shading-value="0"/>
    </style:style>
    <style:style style:name="T171" style:family="text">
      <style:text-properties officeooo:rsid="00968d72" fo:background-color="#87d1d1" loext:char-shading-value="0"/>
    </style:style>
    <style:style style:name="T172" style:family="text">
      <style:text-properties officeooo:rsid="009c9686" fo:background-color="#87d1d1" loext:char-shading-value="0"/>
    </style:style>
    <style:style style:name="T173" style:family="text">
      <style:text-properties officeooo:rsid="00a79ba5" fo:background-color="#87d1d1" loext:char-shading-value="0"/>
    </style:style>
    <style:style style:name="T174" style:family="text">
      <style:text-properties officeooo:rsid="00f8e318" fo:background-color="#87d1d1" loext:char-shading-value="0"/>
    </style:style>
    <style:style style:name="T175" style:family="text">
      <style:text-properties officeooo:rsid="008d1b21"/>
    </style:style>
    <style:style style:name="T176" style:family="text">
      <style:text-properties officeooo:rsid="00faefca"/>
    </style:style>
    <style:style style:name="T177" style:family="text">
      <style:text-properties officeooo:rsid="0108a88a"/>
    </style:style>
    <style:style style:name="T178" style:family="text">
      <style:text-properties fo:color="#ce181e" fo:language="en" fo:country="US" fo:font-weight="bold" style:font-weight-asian="bold" style:font-weight-complex="bold"/>
    </style:style>
    <style:style style:name="T179" style:family="text">
      <style:text-properties fo:color="#ce181e" fo:font-weight="bold" style:font-weight-asian="bold" style:font-weight-complex="bold"/>
    </style:style>
    <style:style style:name="T180" style:family="text">
      <style:text-properties fo:color="#5c2d91" fo:language="ru" fo:country="RU"/>
    </style:style>
    <style:style style:name="T181" style:family="text">
      <style:text-properties fo:color="#5c2d91" fo:language="ru" fo:country="RU" officeooo:rsid="0068ec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===================================</text:p>
      <text:p text:style-name="P30">REST <text:span text:style-name="T177">API</text:span></text:p>
      <text:p text:style-name="P21">===================================</text:p>
      <text:p text:style-name="P14">REST (<text:span text:style-name="T178">Re</text:span><text:span text:style-name="T131">presentational</text:span> <text:span text:style-name="T179">S</text:span>tate <text:span text:style-name="T178">T</text:span><text:span text:style-name="T131">ransfer</text:span>) → соединение программ и сервисов при помощи HTTP <text:span text:style-name="T131">requests</text:span></text:p>
      <text:p text:style-name="P15"><text:span text:style-name="T154">ПРИНЦИПЫ</text:span><text:span text:style-name="T131">:</text:span></text:p>
      <text:list xml:id="list31269532" text:style-name="L6">
        <text:list-item>
          <text:p text:style-name="P76"><text:span text:style-name="T111">Клиент-серверная</text:span><text:span text:style-name="T108"> архитектура</text:span></text:p>
        </text:list-item>
        <text:list-item>
          <text:p text:style-name="P77"><text:span text:style-name="T105">Stateless</text:span><text:span text:style-name="T108"> →</text:span><text:span text:style-name="T109"> </text:span><text:span text:style-name="T110">сервер</text:span><text:span text:style-name="T107"> </text:span><text:span text:style-name="T113">не сохраняет состояние клиента</text:span><text:span text:style-name="T107"> (расширяются возможности сервера)</text:span></text:p>
        </text:list-item>
      </text:list>
      <text:list xml:id="list3523168808" text:style-name="L7">
        <text:list-item>
          <text:p text:style-name="P72"><text:span text:style-name="T80">каждый запрос</text:span><text:span text:style-name="T86"> от клиента к серверу должен </text:span><text:span text:style-name="T80">содержать всю необходимую информацию</text:span></text:p>
        </text:list-item>
        <text:list-item>
          <text:p text:style-name="P78"><text:span text:style-name="T112">не может</text:span><text:span text:style-name="T107"> полагаться на какое-то </text:span><text:span text:style-name="T112">состояние</text:span></text:p>
        </text:list-item>
      </text:list>
      <text:list xml:id="list113801845729020" text:continue-list="list31269532" text:style-name="L6">
        <text:list-item>
          <text:p text:style-name="P73"><text:span text:style-name="T106">Cacheable</text:span><text:span text:style-name="T87"> (</text:span><text:span text:style-name="T83">кэшируемость</text:span><text:span text:style-name="T87">) →</text:span><text:span text:style-name="T88"> ограничение требует, чтобы:</text:span></text:p>
        </text:list-item>
      </text:list>
      <text:list xml:id="list1064512679" text:style-name="L8">
        <text:list-item>
          <text:p text:style-name="P63">для данных в ответе на запрос явно было указано можно ли кэшировать или нет</text:p>
          <text:list>
            <text:list-item>
              <text:p text:style-name="P79"><text:span text:style-name="T88">(</text:span><text:span text:style-name="T83">если ответ «да») клиент имеет право повторно использовать данные в последующих эквивалентных запросах на сервер</text:span></text:p>
            </text:list-item>
          </text:list>
        </text:list-item>
      </text:list>
      <text:list xml:id="list113802245468089" text:continue-list="list113801845729020" text:style-name="L6">
        <text:list-item>
          <text:p text:style-name="P80"><text:span text:style-name="T85">использует</text:span><text:span text:style-name="T103"> </text:span><text:span text:style-name="T104">HTTP </text:span><text:span text:style-name="T90">протокол</text:span><text:span text:style-name="T102">: methods + statuses</text:span></text:p>
        </text:list-item>
        <text:list-item>
          <text:p text:style-name="P64"/>
        </text:list-item>
        <text:list-item>
          <text:p text:style-name="P64"/>
        </text:list-item>
        <text:list-item>
          <text:p text:style-name="P64"/>
        </text:list-item>
        <text:list-item>
          <text:p text:style-name="P64"/>
        </text:list-item>
        <text:list-item>
          <text:p text:style-name="P64"/>
        </text:list-item>
        <text:list-item>
          <text:p text:style-name="P64">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11-04T11:37:49.306361586</dc:date>
    <meta:editing-duration>P2DT7H45M9S</meta:editing-duration>
    <meta:editing-cycles>17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03" meta:character-count="724" meta:non-whitespace-character-count="649"/>
  </office:meta>
</office:document-meta>
</file>